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Course Project - Statistical Inference</text:p>
      <text:p text:style-name="Authors">Candice MH</text:p>
      <text:p text:style-name="Date">Sunday, November 09, 2014</text:p>
      <text:p text:style-name="Standard">This appendix documents the code required to reproduce the analysis for the course project.</text:p>
      <text:list xml:id="list4633910200342597800" text:style-name="Outline">
        <text:list-item>
          <text:list>
            <text:list-item>
              <text:h text:style-name="Heading_20_2" text:outline-level="2"><text:bookmark-start text:name="simulation-code"/>Simulation Code</text:h>
            </text:list-item>
          </text:list>
        </text:list-item>
      </text:list>
      <text:p text:style-name="Source_20_Code"><text:bookmark-end text:name="simulation-code"/><text:span text:style-name="Verbatim_20_Char">lambda&lt;-0.2</text:span><text:line-break/><text:span text:style-name="Verbatim_20_Char">samplesize&lt;-40</text:span><text:line-break/><text:span text:style-name="Verbatim_20_Char">nreps&lt;-1000</text:span><text:line-break/><text:span text:style-name="Verbatim_20_Char">samplemeans&lt;-rep(0,nreps)</text:span><text:line-break/><text:line-break/><text:span text:style-name="Verbatim_20_Char">for (i in 1:nreps) {</text:span><text:line-break/><text:span text:style-name="Verbatim_20_Char"> <text:s/>tempsample&lt;-rexp(samplesize,lambda)</text:span><text:line-break/><text:span text:style-name="Verbatim_20_Char"> <text:s text:c="3"/>samplemeans[i]&lt;-mean(tempsample)</text:span><text:line-break/><text:span text:style-name="Verbatim_20_Char">}</text:span></text:p>
      <text:list xml:id="list33276062" text:continue-numbering="true" text:style-name="Outline">
        <text:list-item>
          <text:list>
            <text:list-item>
              <text:h text:style-name="Heading_20_2" text:outline-level="2"><text:bookmark-start text:name="distribution-centrality"/>Distribution centrality</text:h>
            </text:list-item>
          </text:list>
        </text:list-item>
        <text:list-item>
          <text:h text:style-name="Heading_20_1" text:outline-level="1"><text:bookmark-end text:name="distribution-centrality"/><text:bookmark-start text:name="calculate"/>Calculate</text:h>
        </text:list-item>
      </text:list>
      <text:p text:style-name="Source_20_Code"><text:bookmark-end text:name="calculate"/><text:span text:style-name="Verbatim_20_Char">#sample (mean)</text:span><text:line-break/><text:span text:style-name="Verbatim_20_Char">mean(samplemeans)</text:span><text:line-break/><text:span text:style-name="Verbatim_20_Char">#theory (mean)</text:span><text:line-break/><text:span text:style-name="Verbatim_20_Char">theo_mean&lt;-1/lambda</text:span><text:line-break/><text:span text:style-name="Verbatim_20_Char">theo_mean</text:span></text:p>
      <text:list xml:id="list33274186" text:continue-numbering="true" text:style-name="Outline">
        <text:list-item>
          <text:h text:style-name="Heading_20_1" text:outline-level="1"><text:bookmark-start text:name="plot-densities"/>Plot densities</text:h>
        </text:list-item>
      </text:list>
      <text:p text:style-name="Source_20_Code"><text:bookmark-end text:name="plot-densities"/><text:span text:style-name="Verbatim_20_Char">hist(samplemeans,breaks=20,col="red",freq=FALSE,xlab="Sample means",main="Density of sample means (red),\n with theoretical density (blue)")</text:span><text:line-break/><text:span text:style-name="Verbatim_20_Char">xfit&lt;-seq(min(samplemeans),max(samplemeans),length=samplesize) </text:span><text:line-break/><text:span text:style-name="Verbatim_20_Char">yfit&lt;-dnorm(xfit,mean=1/lambda,sd=1/(lambda*sqrt(samplesize))) </text:span><text:line-break/><text:span text:style-name="Verbatim_20_Char">lines(xfit, yfit, col="blue", lwd=2)</text:span></text:p>
      <text:list xml:id="list33261395" text:continue-numbering="true" text:style-name="Outline">
        <text:list-item>
          <text:list>
            <text:list-item>
              <text:h text:style-name="Heading_20_2" text:outline-level="2"><text:bookmark-start text:name="distribution-variability"/><text:soft-page-break/>Distribution variability</text:h>
            </text:list-item>
          </text:list>
        </text:list-item>
        <text:list-item>
          <text:h text:style-name="Heading_20_1" text:outline-level="1"><text:bookmark-end text:name="distribution-variability"/><text:bookmark-start text:name="calculate-1"/>calculate</text:h>
        </text:list-item>
      </text:list>
      <text:p text:style-name="Source_20_Code"><text:bookmark-end text:name="calculate-1"/><text:span text:style-name="Verbatim_20_Char">#sample (variability about mean)</text:span><text:line-break/><text:span text:style-name="Verbatim_20_Char">var(samplemeans)</text:span><text:line-break/><text:span text:style-name="Verbatim_20_Char">#theory (variability about mean)</text:span><text:line-break/><text:span text:style-name="Verbatim_20_Char">theo_var_about_mean&lt;-1/(samplesize*lambda^2)</text:span><text:line-break/><text:span text:style-name="Verbatim_20_Char">theo_var_about_mean</text:span></text:p>
      <text:list xml:id="list33268357" text:continue-numbering="true" text:style-name="Outline">
        <text:list-item>
          <text:list>
            <text:list-item>
              <text:h text:style-name="Heading_20_2" text:outline-level="2"><text:bookmark-start text:name="distribution-normality"/>Distribution normality</text:h>
            </text:list-item>
          </text:list>
        </text:list-item>
        <text:list-item>
          <text:h text:style-name="Heading_20_1" text:outline-level="1"><text:bookmark-end text:name="distribution-normality"/><text:bookmark-start text:name="plot-qq-plot"/>Plot qq plot</text:h>
        </text:list-item>
      </text:list>
      <text:p text:style-name="Source_20_Code"><text:bookmark-end text:name="plot-qq-plot"/><text:span text:style-name="Verbatim_20_Char">qqnorm(samplemeans,ylab="Sample means from simulation"); qqline(samplemeans, col = 2)</text:span></text:p>
      <text:list xml:id="list33257669" text:continue-numbering="true" text:style-name="Outline">
        <text:list-item>
          <text:h text:style-name="Heading_20_1" text:outline-level="1"><text:bookmark-start text:name="plot-densities-1"/>Plot densities</text:h>
        </text:list-item>
      </text:list>
      <text:p text:style-name="Source_20_Code"><text:bookmark-end text:name="plot-densities-1"/><text:span text:style-name="Verbatim_20_Char">sample2&lt;-rexp(nreps,lambda)</text:span><text:line-break/><text:span text:style-name="Verbatim_20_Char">y&lt;-c(samplemeans,sample2)</text:span><text:line-break/><text:span text:style-name="Verbatim_20_Char">x&lt;-c(rep("Mean of sample",nreps),rep("Single sample",nreps))</text:span><text:line-break/><text:span text:style-name="Verbatim_20_Char">xy_df&lt;-data.frame(x,y)</text:span><text:line-break/><text:span text:style-name="Verbatim_20_Char">library(lattice)</text:span><text:line-break/><text:span text:style-name="Verbatim_20_Char">histogram(~ y | as.factor(x),xlab="Sample value",main="Density of means of many samples (left)\n and a single sample (right)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318cm" fo:margin-bottom="0.318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318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mpact" style:family="paragraph" style:parent-style-name="Standard" style:default-outline-level="" style:list-style-name="">
      <style:paragraph-properties fo:margin-top="0.064cm" fo:margin-bottom="0.064cm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style-complex="italic"/>
    </style:style>
    <style:style style:name="Block_20_Quote" style:display-name="Block Quote" style:family="paragraph" style:parent-style-name="Standard" style:default-outline-level="" style:list-style-name="">
      <style:paragraph-properties fo:margin-top="0.176cm" fo:margin-bottom="0.176cm"/>
      <style:text-properties style:font-name="Calibri" fo:font-size="10pt" style:font-size-asian="10pt" style:font-name-complex="F" style:font-size-complex="10pt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 style:list-style-name="">
      <style:paragraph-properties fo:margin-top="0.318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Image_20_Caption" style:display-name="Imag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Source_20_Code" style:display-name="Source Code" style:family="paragraph" style:parent-style-name="Standard" style:default-outline-level="" style:list-style-name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" style:display-name="Footnote Ref" style:family="text" style:parent-style-name="Body_20_Text_20_Char">
      <style:text-properties style:text-position="super 58%"/>
    </style:style>
    <style:style style:name="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font-weight="bold" style:font-weight-asian="bold"/>
    </style:style>
    <style:style style:name="DataTypeTok" style:family="text" style:parent-style-name="Verbatim_20_Char">
      <style:text-properties fo:color="#204a87"/>
    </style:style>
    <style:style style:name="DecValTok" style:family="text" style:parent-style-name="Verbatim_20_Char">
      <style:text-properties fo:color="#0000cf"/>
    </style:style>
    <style:style style:name="BaseNTok" style:family="text" style:parent-style-name="Verbatim_20_Char">
      <style:text-properties fo:color="#0000cf"/>
    </style:style>
    <style:style style:name="FloatTok" style:family="text" style:parent-style-name="Verbatim_20_Char">
      <style:text-properties fo:color="#0000cf"/>
    </style:style>
    <style:style style:name="CharTok" style:family="text" style:parent-style-name="Verbatim_20_Char">
      <style:text-properties fo:color="#4e9a06"/>
    </style:style>
    <style:style style:name="StringTok" style:family="text" style:parent-style-name="Verbatim_20_Char">
      <style:text-properties fo:color="#4e9a06"/>
    </style:style>
    <style:style style:name="CommentTok" style:family="text" style:parent-style-name="Verbatim_20_Char">
      <style:text-properties fo:color="#8f5902" fo:font-style="italic" style:font-style-asian="italic"/>
    </style:style>
    <style:style style:name="OtherTok" style:family="text" style:parent-style-name="Verbatim_20_Char">
      <style:text-properties fo:color="#8f5902"/>
    </style:style>
    <style:style style:name="AlertTok" style:family="text" style:parent-style-name="Verbatim_20_Char">
      <style:text-properties fo:color="#ef2929"/>
    </style:style>
    <style:style style:name="FunctionTok" style:family="text" style:parent-style-name="Verbatim_20_Char">
      <style:text-properties fo:color="#000000"/>
    </style:style>
    <style:style style:name="RegionMarkerTok" style:family="text" style:parent-style-name="Verbatim_20_Char"/>
    <style:style style:name="ErrorTok" style:family="text" style:parent-style-name="Verbatim_20_Char">
      <style:text-properties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pendix Course Project - Statistical Inference</dc:title>
    <meta:initial-creator>Candice MH</meta:initial-creator>
    <meta:generator>OpenOffice/4.1.1$Win32 OpenOffice.org_project/411m6$Build-9775</meta:generator>
    <meta:editing-duration>PT6S</meta:editing-duration>
    <meta:document-statistic meta:table-count="0" meta:image-count="0" meta:object-count="0" meta:page-count="2" meta:paragraph-count="19" meta:word-count="121" meta:character-count="13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